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251016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2767c2"/>
    </style:style>
    <style:style style:name="P3" style:family="paragraph" style:parent-style-name="Text_20_body">
      <style:paragraph-properties fo:margin-top="0in" fo:margin-bottom="0in" style:contextual-spacing="false" fo:break-before="page"/>
      <style:text-properties officeooo:paragraph-rsid="002767c2"/>
    </style:style>
    <style:style style:name="P4" style:family="paragraph" style:parent-style-name="Heading_20_4">
      <style:text-properties officeooo:rsid="002767c2" officeooo:paragraph-rsid="002767c2"/>
    </style:style>
    <style:style style:name="P5" style:family="paragraph" style:parent-style-name="Text_20_body">
      <style:paragraph-properties fo:margin-top="0.1in" fo:margin-bottom="0in" style:contextual-spacing="false"/>
      <style:text-properties officeooo:paragraph-rsid="00251016"/>
    </style:style>
    <style:style style:name="P6" style:family="paragraph" style:parent-style-name="Text_20_body">
      <style:paragraph-properties fo:margin-top="0.1201in" fo:margin-bottom="0in" style:contextual-spacing="false"/>
      <style:text-properties officeooo:paragraph-rsid="00251016"/>
    </style:style>
    <style:style style:name="T1" style:family="text">
      <style:text-properties officeooo:rsid="002924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leetcode.com/problems/number-of-good-leaf-nodes-pairs/" text:style-name="Internet_20_link" text:visited-style-name="Visited_20_Internet_20_Link">1530. Number of Good Leaf Nodes Pairs</text:a></text:h>
      <text:h text:style-name="P4" text:outline-level="4">Convert binary tree to graph, then perform BFS</text:h>
      <text:p text:style-name="P1">/*</text:p>
      <text:p text:style-name="P1"><text:s text:c="4"/>Time complexity: O(n+n+n^2)=O(n^2)</text:p>
      <text:p text:style-name="P1"><text:s text:c="4"/>Extra space complexity: O(6n)</text:p>
      <text:p text:style-name="P1">*/</text:p>
      <text:p text:style-name="P1">class Solution {</text:p>
      <text:p text:style-name="P1"><text:s text:c="4"/>public:</text:p>
      <text:p text:style-name="P1"><text:s text:c="8"/>std::unordered_map&lt;TreeNode*,std::vector&lt;TreeNode*&gt;&gt; graph;</text:p>
      <text:p text:style-name="P1"><text:s text:c="8"/>std::unordered_set&lt;TreeNode*&gt; leafs;</text:p>
      <text:p text:style-name="P1"><text:s text:c="4"/>public:</text:p>
      <text:p text:style-name="P1"><text:s text:c="8"/>void get_leafs(TreeNode* root){</text:p>
      <text:p text:style-name="P1"><text:s text:c="12"/>if(!root) return;</text:p>
      <text:p text:style-name="P1"><text:s text:c="12"/>get_leafs(root-&gt;left);</text:p>
      <text:p text:style-name="P1"><text:s text:c="12"/>get_leafs(root-&gt;right);</text:p>
      <text:p text:style-name="P1"><text:s text:c="12"/>if(!root-&gt;left&amp;&amp;!root-&gt;right) leafs.insert(root);</text:p>
      <text:p text:style-name="P1"><text:s text:c="8"/>}</text:p>
      <text:p text:style-name="P1"/>
      <text:p text:style-name="P1"><text:s text:c="8"/>void binary_tree_2_graph(TreeNode* root){</text:p>
      <text:p text:style-name="P1"><text:s text:c="12"/>if(!root) return;</text:p>
      <text:p text:style-name="P1"><text:s text:c="12"/>if(root-&gt;left){</text:p>
      <text:p text:style-name="P1"><text:s text:c="16"/>graph[root].push_back(root-&gt;left);</text:p>
      <text:p text:style-name="P1"><text:s text:c="16"/>graph[root-&gt;left].push_back(root);</text:p>
      <text:p text:style-name="P1"><text:s text:c="12"/>}</text:p>
      <text:p text:style-name="P1"/>
      <text:p text:style-name="P1"><text:s text:c="12"/>binary_tree_2_graph(root-&gt;left);</text:p>
      <text:p text:style-name="P1"/>
      <text:p text:style-name="P1"><text:s text:c="12"/>if(root-&gt;right){</text:p>
      <text:p text:style-name="P1"><text:s text:c="16"/>graph[root].push_back(root-&gt;right);</text:p>
      <text:p text:style-name="P1"><text:s text:c="16"/>graph[root-&gt;right].push_back(root);</text:p>
      <text:p text:style-name="P1"><text:s text:c="12"/>}</text:p>
      <text:p text:style-name="P1"><text:s text:c="12"/>binary_tree_2_graph(root-&gt;right);</text:p>
      <text:p text:style-name="P1"/>
      <text:p text:style-name="P1"><text:s text:c="8"/>}</text:p>
      <text:p text:style-name="P1"/>
      <text:p text:style-name="P2"><text:s text:c="7"/></text:p>
      <text:p text:style-name="P3"><text:s/>int bfs(int distance){</text:p>
      <text:p text:style-name="P1"><text:s text:c="12"/>int ans=0;</text:p>
      <text:p text:style-name="P1"><text:s text:c="12"/>for(auto&amp; leaf: leafs){</text:p>
      <text:p text:style-name="P1"><text:s text:c="16"/>std::queue&lt;std::pair&lt;TreeNode*,int&gt;&gt; q;</text:p>
      <text:p text:style-name="P1"><text:s text:c="16"/>std::unordered_map&lt;TreeNode*,bool&gt; visited;</text:p>
      <text:p text:style-name="P1"><text:s text:c="16"/>q.push({leaf,0});</text:p>
      <text:p text:style-name="P1"><text:s text:c="16"/>visited[leaf]=true;</text:p>
      <text:p text:style-name="P1"><text:s text:c="16"/>while(!q.empty()){</text:p>
      <text:p text:style-name="P1"><text:s text:c="20"/>std::pair&lt;TreeNode*,int&gt; cur=q.front();</text:p>
      <text:p text:style-name="P1"><text:s text:c="20"/>q.pop();</text:p>
      <text:p text:style-name="P1"/>
      <text:p text:style-name="P1"><text:s text:c="20"/>TreeNode* cur_node=cur.first;</text:p>
      <text:p text:style-name="P1"><text:s text:c="20"/>int cur_level=cur.second;</text:p>
      <text:p text:style-name="P1"/>
      <text:p text:style-name="P1"><text:s text:c="20"/>if(cur_level&lt;=distance &amp;&amp; cur_node!=leaf &amp;&amp; leafs.find(cur_node)!=leafs.end()) ans++;</text:p>
      <text:p text:style-name="P6"><text:tab/> <text:s text:c="7"/>if(cur_level&gt;distance) break;</text:p>
      <text:p text:style-name="P5"><text:s text:c="20"/>for(auto&amp; node: graph[cur_node]){</text:p>
      <text:p text:style-name="P1"><text:s text:c="24"/>if(!visited[node]){</text:p>
      <text:p text:style-name="P1"><text:s text:c="28"/>visited[node]=true;</text:p>
      <text:p text:style-name="P1"><text:s text:c="28"/>q.push({node,cur_level+1});</text:p>
      <text:p text:style-name="P1"><text:s text:c="24"/>}</text:p>
      <text:p text:style-name="P1"><text:s text:c="20"/>}</text:p>
      <text:p text:style-name="P1"><text:s text:c="16"/>}</text:p>
      <text:p text:style-name="P1"><text:s text:c="12"/>}</text:p>
      <text:p text:style-name="P1"><text:s text:c="12"/>return ans/2;</text:p>
      <text:p text:style-name="P1"><text:s text:c="8"/>}</text:p>
      <text:p text:style-name="P1"/>
      <text:p text:style-name="P1"><text:s text:c="8"/>int countPairs(TreeNode* root, int distance){</text:p>
      <text:p text:style-name="P1"><text:s text:c="12"/>get_leafs(root);</text:p>
      <text:p text:style-name="P1"><text:s text:c="12"/>binary_tree_2_graph(root);</text:p>
      <text:p text:style-name="P1"><text:s text:c="12"/>return bfs(distance);</text:p>
      <text:p text:style-name="P1"><text:s text:c="8"/>}</text:p>
      <text:p text:style-name="P1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9:24:12.371778343</meta:creation-date>
    <dc:date>2024-07-18T22:41:18.683681848</dc:date>
    <meta:editing-duration>PT16M23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2" meta:paragraph-count="62" meta:word-count="114" meta:character-count="2073" meta:non-whitespace-character-count="1294"/>
  </office:meta>
</office:document-meta>
</file>